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able_20_Contents">
      <style:text-properties fo:background-color="#c0c0c0"/>
    </style:style>
    <style:style style:name="P4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fo:background-color="#00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 style:master-page-name="Standard">
      <style:paragraph-properties style:page-number="auto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break-before="page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background-color="transparent" style:writing-mode="lr-tb">
        <style:background-image/>
      </style:paragraph-properties>
      <style:text-properties fo:color="#ffffff" style:text-line-through-style="none" style:font-name="Arial" fo:font-size="11pt" fo:font-style="normal" style:text-underline-style="none" fo:font-weight="normal" fo:background-color="#00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8080" style:font-style-asian="normal" style:font-style-complex="normal"/>
    </style:style>
    <style:style style:name="T4" style:family="text">
      <style:text-properties fo:font-style="normal" fo:background-color="#dd4814" style:font-style-asian="normal" style:font-style-complex="normal"/>
    </style:style>
    <style:style style:name="T5" style:family="text">
      <style:text-properties fo:font-style="normal" fo:background-color="#ffff00" style:font-style-asian="normal" style:font-style-complex="normal"/>
    </style:style>
    <style:style style:name="T6" style:family="text">
      <style:text-properties fo:color="#ffffff" fo:font-style="normal" fo:background-color="#4c1900" style:font-style-asian="normal" style:font-style-complex="normal"/>
    </style:style>
    <style:style style:name="T7" style:family="text">
      <style:text-properties fo:color="#ffffff" fo:font-style="normal" fo:background-color="#800080" style:font-style-asian="normal" style:font-style-complex="normal"/>
    </style:style>
    <style:style style:name="T8" style:family="text">
      <style:text-properties fo:color="#ffffff" fo:font-style="normal" fo:background-color="#000080" style:font-style-asian="normal" style:font-style-complex="normal"/>
    </style:style>
    <style:style style:name="T9" style:family="text">
      <style:text-properties fo:color="#ffffff" fo:background-color="#4c1900"/>
    </style:style>
    <style:style style:name="T10" style:family="text">
      <style:text-properties fo:color="#ffffff" fo:background-color="#0000ff"/>
    </style:style>
    <style:style style:name="T11" style:family="text">
      <style:text-properties fo:background-color="#ff8080"/>
    </style:style>
    <style:style style:name="T12" style:family="text">
      <style:text-properties fo:background-color="#dd4814"/>
    </style:style>
    <style:style style:name="T13" style:family="text">
      <style:text-properties fo:background-color="#ffff00"/>
    </style:style>
    <style:style style:name="T14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tween DB25 and board molex</text:p>
      <text:p text:style-name="P1">board<text:tab/>db25<text:tab/>function<text:tab/><text:tab/><text:tab/><text:tab/><text:tab/><text:tab/>Colour DB25&lt;=&gt;board</text:p>
      <text:list xml:id="list11620328041" text:style-name="LS1">
        <text:list-item>
          <text:p text:style-name="P4">15<text:tab/>keysw orange<text:span text:style-name="T1"> (live side)<text:tab/><text:tab/><text:tab/><text:tab/><text:tab/></text:span><text:span text:style-name="T6">brown</text:span></text:p>
        </text:list-item>
        <text:list-item>
          <text:p text:style-name="P4">13<text:tab/>pot red <text:span text:style-name="T1">(to +5V)<text:tab/><text:tab/><text:tab/><text:tab/><text:tab/><text:tab/></text:span><text:span text:style-name="T3">pink</text:span></text:p>
        </text:list-item>
        <text:list-item>
          <text:p text:style-name="P4">12<text:tab/>pot yellow <text:span text:style-name="T1">(analog output)<text:tab/><text:tab/><text:tab/><text:tab/><text:tab/></text:span><text:span text:style-name="T2">white</text:span></text:p>
        </text:list-item>
        <text:list-item>
          <text:p text:style-name="P4">10<text:tab/>piezo black, lcd black, keysw green, pot black <text:span text:style-name="T1">(ground)<text:tab/></text:span><text:span text:style-name="T7">purple</text:span></text:p>
        </text:list-item>
        <text:list-item>
          <text:p text:style-name="P4">11<text:tab/>piezo red <text:span text:style-name="T1">(live side)<text:tab/><text:tab/><text:tab/><text:tab/><text:tab/><text:tab/></text:span><text:span text:style-name="T4">orange</text:span></text:p>
        </text:list-item>
        <text:list-item>
          <text:p text:style-name="P4">5<text:tab/>lcd red <text:span text:style-name="T1">(3.3V +V)<text:tab/><text:tab/><text:tab/><text:tab/><text:tab/><text:tab/></text:span><text:span text:style-name="T8">blue</text:span></text:p>
        </text:list-item>
        <text:list-item>
          <text:p text:style-name="P4">6<text:tab/>lcd violet <text:span text:style-name="T1">(Data @3.3V)<text:tab/><text:tab/><text:tab/><text:tab/><text:tab/></text:span><text:span text:style-name="T5">yellow</text:span></text:p>
        </text:list-item>
        <text:list-item>
          <text:p text:style-name="P4">19<text:tab/>keypad green<text:tab/><text:tab/>C3<text:tab/><text:tab/><text:tab/><text:tab/><text:tab/><text:span text:style-name="T9">brown</text:span></text:p>
        </text:list-item>
        <text:list-item>
          <text:p text:style-name="P4">18<text:tab/>keypad yellow<text:tab/><text:tab/>R1<text:tab/><text:tab/><text:tab/><text:tab/><text:tab/><text:span text:style-name="T14">green</text:span></text:p>
        </text:list-item>
        <text:list-item>
          <text:p text:style-name="P4">17<text:tab/>keypad violet<text:tab/><text:tab/>R4<text:tab/><text:tab/><text:tab/><text:tab/><text:tab/><text:span text:style-name="T11">pink</text:span></text:p>
        </text:list-item>
        <text:list-item>
          <text:p text:style-name="P4">21<text:tab/>keypad white<text:tab/><text:tab/>C2<text:tab/><text:tab/><text:tab/><text:tab/><text:tab/>white</text:p>
        </text:list-item>
        <text:list-item>
          <text:p text:style-name="P4">22<text:tab/>keypad pink<text:tab/><text:tab/>R2<text:tab/><text:tab/><text:tab/><text:tab/><text:tab/><text:span text:style-name="T12">orange</text:span></text:p>
        </text:list-item>
        <text:list-item>
          <text:p text:style-name="P4">23<text:tab/>keypad blue<text:tab/><text:tab/>R3<text:tab/><text:tab/><text:tab/><text:tab/><text:tab/><text:span text:style-name="T10">blue</text:span></text:p>
        </text:list-item>
        <text:list-item>
          <text:p text:style-name="P4">25<text:tab/>keypad orange<text:tab/>C1<text:tab/><text:tab/><text:tab/><text:tab/><text:tab/><text:span text:style-name="T13">yellow</text:span></text:p>
        </text:list-item>
      </text:list>
      <text:p text:style-name="P1"/>
      <text:p text:style-name="P2"/>
      <text:p text:style-name="P2"/>
      <text:p text:style-name="P9">Keypad colour coding: (between DB25 and keypad itself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ext:p text:style-name="P10">Arduino pin assignments</text:p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3">PE0</text:p>
          </table:table-cell>
          <table:table-cell table:style-name="asd.A2" office:value-type="string">
            <text:p text:style-name="P3">0</text:p>
          </table:table-cell>
          <table:table-cell table:style-name="asd.A2" office:value-type="string">
            <text:p text:style-name="P3">UART0 RX</text:p>
          </table:table-cell>
          <table:table-cell table:style-name="asd.A2" office:value-type="string">
            <text:p text:style-name="P3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3">PE1</text:p>
          </table:table-cell>
          <table:table-cell table:style-name="asd.A2" office:value-type="string">
            <text:p text:style-name="P3">1</text:p>
          </table:table-cell>
          <table:table-cell table:style-name="asd.A2" office:value-type="string">
            <text:p text:style-name="P3">UART0 TX</text:p>
          </table:table-cell>
          <table:table-cell table:style-name="asd.A2" office:value-type="string">
            <text:p text:style-name="P3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3">PH5</text:p>
          </table:table-cell>
          <table:table-cell table:style-name="asd.A2" office:value-type="string">
            <text:p text:style-name="P3">3</text:p>
          </table:table-cell>
          <table:table-cell table:style-name="asd.A2" office:value-type="string">
            <text:p text:style-name="P3"/>
          </table:table-cell>
          <table:table-cell table:style-name="asd.A2" office:value-type="string">
            <text:p text:style-name="P3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3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2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2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1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5">(Pins shown are power input, UART 0 and 1 and 2 used for programming and flowmeter and LCD respectively, and those used for peripherals)</text:p>
      <text:p text:style-name="P5"/>
      <text:p text:style-name="P7">DSUB9 between arduino case and flowmeter</text:p>
      <text:p text:style-name="P7"/>
      <text:p text:style-name="P7">Connection<text:tab/>Wire colour<text:tab/>DSUB9 pin<text:tab/>Board pin</text:p>
      <text:p text:style-name="P6">TX<text:tab/><text:tab/>Green<text:tab/><text:tab/>1<text:tab/><text:tab/>5</text:p>
      <text:p text:style-name="P11">GND<text:tab/><text:tab/>Thick black<text:tab/>4<text:tab/><text:tab/>1</text:p>
      <text:p text:style-name="P13">RX<text:tab/><text:tab/>White<text:tab/><text:tab/>6<text:tab/><text:tab/>4</text:p>
      <text:p text:style-name="P12">+V<text:tab/><text:tab/>Red<text:tab/><text:tab/>7<text:tab/><text:tab/>3</text:p>
      <text:p text:style-name="P11">0V Sense<text:tab/>Thin black<text:tab/>8<text:tab/><text:tab/>2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40</meta:editing-cycles>
    <dc:date>2013-02-06T13:43:51</dc:date>
    <meta:editing-duration>PT5H50M34S</meta:editing-duration>
    <dc:creator>David Turner</dc:creator>
    <meta:document-statistic meta:table-count="2" meta:image-count="0" meta:object-count="0" meta:page-count="2" meta:paragraph-count="160" meta:word-count="372" meta:character-count="1293" meta:non-whitespace-character-count="1491"/>
  </office:meta>
</office:document-meta>
</file>